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combine="lines" style:text-combine-start-char="c" style:text-combine-end-char="u"/>
    </style:style>
  </office:automatic-styles>
  <office:body>
    <office:text>
      <text:p>
     the following is an example that using text combine start from c and end with u:
   </text:p>
      <text:p text:style-name="p1">
     abcdefghijklmnopqrstuvwxyzabcdefghijklmnopqrstuvwxyzabcdefghijklmnopqrstuvwxyzabcdefghijklmnopqrstuvwxyzabcdefghijklmnopqrstuvwxyz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